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F0C8F2C1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377cm, 6.195cm, 12.256cm, 2.26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33cm" svg:height="21.3cm" svg:x="1.092cm" svg:y="2.391cm">
          <draw:image xlink:href="Pictures/10000000000005E8000007E0F0C8F2C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4T13:52:48.957291355</dc:date>
    <meta:editing-duration>PT3M36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